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roboto" svg:font-family="roboto"/>
    <style:font-face style:name="Lucida Sans1" svg:font-family="'Lucida Sans'"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paragraph-properties fo:margin-left="0cm" fo:margin-right="0cm" fo:margin-top="0cm" fo:margin-bottom="0cm" fo:orphans="2" fo:widows="2" fo:text-indent="0cm" style:auto-text-indent="false"/>
      <style:text-properties fo:font-variant="normal" fo:text-transform="none" fo:color="#222222" style:font-name="Arial1" fo:font-size="12pt" fo:letter-spacing="normal" fo:font-style="normal" fo:font-weight="normal"/>
    </style:style>
    <style:style style:name="P3" style:family="paragraph" style:parent-style-name="Standard">
      <style:text-properties fo:font-variant="normal" fo:text-transform="none" fo:color="#222222" style:font-name="Arial1" fo:font-size="12pt" fo:letter-spacing="normal" fo:font-style="normal" fo:font-weight="normal"/>
    </style:style>
    <style:style style:name="P4" style:family="paragraph" style:parent-style-name="Standard">
      <style:paragraph-properties fo:margin-left="0cm" fo:margin-right="0cm" fo:margin-top="0cm" fo:margin-bottom="0cm" fo:orphans="2" fo:widows="2" fo:text-indent="0cm" style:auto-text-indent="false"/>
      <style:text-properties fo:font-variant="normal" fo:text-transform="none" fo:color="#222222" style:font-name="Arial1" fo:font-size="12pt" fo:letter-spacing="normal" fo:font-style="normal" fo:font-weight="normal"/>
    </style:style>
    <style:style style:name="P5" style:family="paragraph" style:parent-style-name="Standard">
      <style:paragraph-properties fo:margin-left="0cm" fo:margin-right="0cm" fo:margin-top="0cm" fo:margin-bottom="0cm" fo:orphans="2" fo:widows="2" fo:text-indent="0cm" style:auto-text-indent="false"/>
      <style:text-properties fo:font-variant="normal" fo:text-transform="none" fo:color="#000000" style:font-name="roboto" fo:font-size="12pt" fo:letter-spacing="normal" fo:font-style="normal" fo:font-weight="normal" fo:background-color="#ecf0f1"/>
    </style:style>
    <style:style style:name="P6" style:family="paragraph" style:parent-style-name="Standard">
      <style:paragraph-properties fo:margin-left="0cm" fo:margin-right="0cm" fo:margin-top="0cm" fo:margin-bottom="0cm" fo:orphans="2" fo:widows="2" fo:text-indent="0cm" style:auto-text-indent="false"/>
      <style:text-properties fo:font-variant="normal" fo:text-transform="none" fo:color="#500050" style:font-name="Arial1" fo:font-size="12pt" fo:letter-spacing="normal" fo:font-style="normal" fo:font-weight="normal"/>
    </style:style>
    <style:style style:name="P7" style:family="paragraph" style:parent-style-name="Standard">
      <style:paragraph-properties fo:margin-left="0cm" fo:margin-right="0cm" fo:margin-top="0cm" fo:margin-bottom="0cm" fo:orphans="2" fo:widows="2" fo:text-indent="0cm" style:auto-text-indent="false"/>
    </style:style>
    <style:style style:name="P8" style:family="paragraph" style:parent-style-name="Standard">
      <style:paragraph-properties fo:margin-left="0cm" fo:margin-right="0cm" fo:margin-top="0cm" fo:margin-bottom="0cm" fo:orphans="2" fo:widows="2" fo:text-indent="0cm" style:auto-text-indent="false" fo:padding="0cm" fo:border="none"/>
    </style:style>
    <style:style style:name="P9" style:family="paragraph" style:parent-style-name="Standard">
      <style:paragraph-properties fo:margin-left="0cm" fo:margin-right="0cm" fo:margin-top="0cm" fo:margin-bottom="0cm" fo:orphans="2" fo:widows="2" fo:text-indent="0cm" style:auto-text-indent="false" fo:padding="0cm" fo:border="none"/>
      <style:text-properties fo:font-variant="normal" fo:text-transform="none" fo:color="#222222" style:font-name="Arial1" fo:font-size="12pt" fo:letter-spacing="normal" fo:font-style="normal" fo:font-weight="normal"/>
    </style:style>
    <style:style style:name="P10" style:family="paragraph" style:parent-style-name="Standard">
      <style:paragraph-properties fo:margin-left="0cm" fo:margin-right="0cm" fo:margin-top="0cm" fo:margin-bottom="0cm" fo:orphans="2" fo:widows="2" fo:text-indent="0cm" style:auto-text-indent="false" fo:padding="0cm" fo:border="none"/>
      <style:text-properties fo:font-variant="normal" fo:text-transform="none" fo:color="#000000" style:font-name="roboto" fo:font-size="12pt" fo:letter-spacing="normal" fo:font-style="normal" fo:font-weight="bold" fo:background-color="#ecf0f1"/>
    </style:style>
    <style:style style:name="P11" style:family="paragraph" style:parent-style-name="Standard">
      <style:paragraph-properties fo:margin-left="0cm" fo:margin-right="0cm" fo:orphans="2" fo:widows="2" fo:text-indent="0cm" style:auto-text-indent="false"/>
      <style:text-properties fo:font-variant="normal" fo:text-transform="none" fo:color="#222222" style:font-name="Arial1" fo:font-size="12pt" fo:letter-spacing="normal" fo:font-style="normal" fo:font-weight="normal"/>
    </style:style>
    <style:style style:name="P12" style:family="paragraph" style:parent-style-name="Standard">
      <style:paragraph-properties fo:margin-left="0cm" fo:margin-right="0cm" fo:orphans="2" fo:widows="2" fo:text-indent="0cm" style:auto-text-indent="false"/>
    </style:style>
    <style:style style:name="P13" style:family="paragraph" style:parent-style-name="Standard">
      <style:paragraph-properties fo:margin-left="0.529cm" fo:margin-right="0.529cm" fo:margin-top="0cm" fo:margin-bottom="0cm" fo:orphans="2" fo:widows="2" fo:text-indent="0cm" style:auto-text-indent="false" fo:padding="0cm" fo:border="none"/>
      <style:text-properties fo:font-variant="normal" fo:text-transform="none" fo:color="#222222" style:font-name="Arial1" fo:font-size="12pt" fo:letter-spacing="normal" fo:font-style="normal" fo:font-weight="normal"/>
    </style:style>
    <style:style style:name="P14" style:family="paragraph" style:parent-style-name="Standard">
      <style:paragraph-properties fo:break-before="page"/>
      <style:text-properties fo:font-variant="normal" fo:text-transform="none" fo:color="#222222" style:font-name="Arial1" fo:font-size="12pt" fo:letter-spacing="normal" fo:font-style="normal" fo:font-weight="normal"/>
    </style:style>
    <style:style style:name="P15" style:family="paragraph" style:parent-style-name="Text_20_body">
      <style:paragraph-properties fo:margin-left="0cm" fo:margin-right="0cm" fo:margin-top="0cm" fo:margin-bottom="0cm" fo:orphans="2" fo:widows="2" fo:text-indent="0cm" style:auto-text-indent="false"/>
    </style:style>
    <style:style style:name="P16" style:family="paragraph" style:parent-style-name="Text_20_body">
      <style:paragraph-properties fo:margin-left="0cm" fo:margin-right="0cm" fo:margin-top="0cm" fo:margin-bottom="0cm" fo:orphans="2" fo:widows="2" fo:text-indent="0cm" style:auto-text-indent="false"/>
      <style:text-properties fo:font-variant="normal" fo:text-transform="none" fo:color="#222222" style:font-name="Arial1" fo:font-size="12pt" fo:letter-spacing="normal" fo:font-style="normal" fo:font-weight="normal"/>
    </style:style>
    <style:style style:name="P17"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fo:color="#222222" style:font-name="Arial1" fo:font-size="12pt" fo:letter-spacing="normal" fo:font-style="normal" fo:font-weight="normal"/>
    </style:style>
    <style:style style:name="P18" style:family="paragraph" style:parent-style-name="Text_20_body">
      <style:paragraph-properties fo:margin-top="0cm" fo:margin-bottom="0cm" fo:orphans="2" fo:widows="2"/>
      <style:text-properties fo:font-variant="normal" fo:text-transform="none" fo:color="#222222" style:font-name="Arial1" fo:font-size="12pt" fo:letter-spacing="normal" fo:font-style="normal" fo:font-weight="normal"/>
    </style:style>
    <style:style style:name="P19" style:family="paragraph" style:parent-style-name="Heading_20_2">
      <style:paragraph-properties fo:margin-left="0cm" fo:margin-right="0cm" fo:margin-top="0cm" fo:margin-bottom="0cm" fo:orphans="2" fo:widows="2" fo:text-indent="0cm" style:auto-text-indent="false" fo:padding="0cm" fo:border="none"/>
      <style:text-properties fo:font-variant="normal" fo:text-transform="none" fo:color="#000000" style:font-name="roboto" fo:font-size="13.5pt" fo:letter-spacing="normal" fo:font-style="normal" fo:font-weight="normal"/>
    </style:style>
    <style:style style:name="T1" style:family="text">
      <style:text-properties fo:font-variant="normal" fo:text-transform="none" fo:color="#1155cc" style:font-name="Arial1" fo:font-size="12pt" fo:letter-spacing="normal" fo:font-style="normal" fo:font-weight="normal"/>
    </style:style>
    <style:style style:name="T2" style:family="text">
      <style:text-properties fo:font-variant="normal" fo:text-transform="none" fo:letter-spacing="normal"/>
    </style:style>
    <style:style style:name="T3" style:family="text">
      <style:text-properties fo:font-variant="normal" fo:text-transform="none" fo:letter-spacing="normal" fo:font-style="normal" fo:font-weight="bold"/>
    </style:style>
    <style:style style:name="T4" style:family="text">
      <style:text-properties fo:font-variant="normal" fo:text-transform="none" fo:letter-spacing="normal" fo:font-style="normal" fo:font-weight="normal"/>
    </style:style>
    <style:style style:name="T5" style:family="text">
      <style:text-properties fo:font-variant="normal" fo:text-transform="none" fo:color="#222222" style:font-name="Arial1" fo:font-size="12pt" fo:letter-spacing="normal" fo:font-style="normal" fo:font-weight="normal"/>
    </style:style>
    <style:style style:name="T6" style:family="text">
      <style:text-properties fo:color="#000000"/>
    </style:style>
    <style:style style:name="T7" style:family="text">
      <style:text-properties fo:color="#000000" fo:background-color="#eeea87"/>
    </style:style>
    <style:style style:name="T8" style:family="text">
      <style:text-properties fo:color="#000000" style:font-name="roboto"/>
    </style:style>
    <style:style style:name="T9" style:family="text">
      <style:text-properties fo:color="#000000" style:font-name="roboto" fo:background-color="#eeea87"/>
    </style:style>
    <style:style style:name="T10" style:family="text">
      <style:text-properties fo:color="#000000" style:font-name="roboto" fo:font-weight="bold"/>
    </style:style>
    <style:style style:name="T11" style:family="text">
      <style:text-properties fo:color="#000000" style:font-name="roboto" fo:font-weight="bold" fo:background-color="#eeea87"/>
    </style:style>
    <style:style style:name="T12" style:family="text">
      <style:text-properties fo:color="#000000" style:font-name="roboto" fo:font-weight="bold" fo:background-color="#ecf0f1"/>
    </style:style>
    <style:style style:name="T13" style:family="text">
      <style:text-properties fo:color="#000000" style:font-name="roboto" fo:background-color="#ecf0f1"/>
    </style:style>
    <style:style style:name="T14" style:family="text">
      <style:text-properties fo:color="#000000" fo:background-color="#ecf0f1"/>
    </style:style>
    <style:style style:name="T15" style:family="text">
      <style:text-properties fo:color="#36abcb" style:font-name="roboto"/>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Need test with one two three and four players makes sure disable and enables right throughout the setupmanager</text:p>
      <text:p text:style-name="Standard"/>
      <text:p text:style-name="Standard">I can fix all gizmos so render nicely and good order but will take forever using transparency for now <text:s/>and hierachy order where I can but if I spot a course or something that shows how to do this better that would help. For now alpha is my friend as it all my change anyway once tweeked. </text:p>
      <text:p text:style-name="Standard"/>
      <text:p text:style-name="Standard"/>
      <text:p text:style-name="Standard">//what is limiting the archetecture and needs researching is running a method that runs every update for a period of time and then finishes and returns a value</text:p>
      <text:p text:style-name="Standard">at the moment in terrain grass detail shown at 250 now where extends out of water this is necessary</text:p>
      <text:p text:style-name="Standard">but where it doesnt should just faded it when not close and paint the ground green where it is.</text:p>
      <text:p text:style-name="Standard">I dont know if I can chose places where it is different</text:p>
      <text:p text:style-name="Standard">restructure the max bar</text:p>
      <text:p text:style-name="Standard">Recode with coroutines</text:p>
      <text:p text:style-name="Standard">Play drum roll for the stageTimer</text:p>
      <text:p text:style-name="Standard">When team select arrow grows accumulating volts as hits end goes green timer for 3 seconds</text:p>
      <text:p text:style-name="Standard">When shrink team select not catch the jumps theyre scaled down</text:p>
      <text:p text:style-name="Standard">when refactor if use Transform.find rather than Gameobject.Find can find objects that have not yet been enabled!</text:p>
      <text:p text:style-name="Standard">Sound array sing the intro minute like the imigrant song and array of “come on, light it” cockney bad friend desperate addiction destruction voice … and others to go with babble of pub, running to docks etc for atmosphere; get friends to do some and layers</text:p>
      <text:p text:style-name="Standard">To match add a metal near circle the arc of its strike add particle effects so looks like its sparking then sets alight on finishing its sweep - polish</text:p>
      <text:p text:style-name="Standard"><text:a xlink:type="simple" xlink:href="https://www.makeuseof.com/tag/make-custom-game-controller-arduino-unity/" text:style-name="Internet_20_link" text:visited-style-name="Visited_20_Internet_20_Link">https://www.makeuseof.com/tag/make-custom-game-controller-arduino-unity/</text:a> -useful bit of remapping code</text:p>
      <text:p text:style-name="Standard"/>
      <text:p text:style-name="Standard">If cannonball trigger but the collider doesn’t can i still call on trigger in the collider without the trigger as well as the one without</text:p>
      <text:p text:style-name="Standard"><text:a xlink:type="simple" xlink:href="https://stackoverflow.com/questions/9688237/how-to-prevent-colliders-from-passing-through-each-other" text:style-name="Internet_20_link" text:visited-style-name="Visited_20_Internet_20_Link">https://stackoverflow.com/questions/9688237/how-to-prevent-colliders-from-passing-through-each-other</text:a></text:p>
      <text:p text:style-name="Standard"><text:soft-page-break/></text:p>
      <text:p text:style-name="P2">drum roll sound</text:p>
      <text:p text:style-name="P2">explosion sound</text:p>
      <text:p text:style-name="P2">powder keg</text:p>
      <text:p text:style-name="P2">metal arc for making sparks curly metal sharpener thing</text:p>
      <text:p text:style-name="P2">pub babble - into panic screach chairs when lit</text:p>
      <text:p text:style-name="P2">free irish drinking music backgrounfd</text:p>
      <text:p text:style-name="P2">lit fuse sound</text:p>
      <text:p text:style-name="Standard"/>
      <text:p text:style-name="Standard"/>
      <text:p text:style-name="Standard">Look into view port rectangle forsplit screen</text:p>
      <text:p text:style-name="Standard">Take triggers off colliders to make the boat collide freez x z rotation and y position but seems not to turn or very little, maybe because so little difference in angle force being applied need to check though think it is 30 degree</text:p>
      <text:p text:style-name="Standard">Colliders strangley push up triggers too on the camera triggers</text:p>
      <text:p text:style-name="Standard">Need change code so doesn’t accelerate out of hand</text:p>
      <text:p text:style-name="Standard">But then issues of spinning and sinking and then not like turning once freezing directions</text:p>
      <text:p text:style-name="Standard">Also the speed now accelerates probably because when not a trigger it suddenly has weight</text:p>
      <text:p text:style-name="Standard">And so now it builds momentum</text:p>
      <text:p text:style-name="Standard">Needs more speed to move too</text:p>
      <text:p text:style-name="Standard"/>
      <text:p text:style-name="Standard">Could be useful for floating health boxes dropped when sink ai or would if dropped from sky it break the tone?</text:p>
      <text:p text:style-name="Standard"><text:a xlink:type="simple" xlink:href="https://www.youtube.com/watch?v=wwMn8S47LlY" text:style-name="Internet_20_link" text:visited-style-name="Visited_20_Internet_20_Link">https://www.youtube.com/watch?v=wwMn8S47LlY</text:a></text:p>
      <text:p text:style-name="Standard">might be nice if health boxes give you the health you are + a percentage back so the more damaged you are by taking a fight more health you gain – insentive and comeback mechanic or reason to get health at the last moment!</text:p>
      <text:p text:style-name="Standard"/>
      <text:p text:style-name="Standard">So if i used my colliders as also the triggers they could bump off stuff, and then the cannon balls could be the trigger this way could take damage and manage collision</text:p>
      <text:p text:style-name="Standard"/>
      <text:p text:style-name="Standard">Architecture ship needs revising when do i want script for control and where collision etc</text:p>
      <text:p text:style-name="Standard"><text:soft-page-break/></text:p>
      <text:p text:style-name="Standard">Would be nice if the wake image’s alpha was related to speed</text:p>
      <text:p text:style-name="Standard">Make separate hud canvas have it on a timer so turns off after your used to the game. Reappearing and showing rival too when battle cam is activated</text:p>
      <text:p text:style-name="Standard">Going to need to reverse the damage animation when receive health drop</text:p>
      <text:p text:style-name="Standard">Canons stop firing when enemy dies so maybe check if health drops below zero cancel invoke and because ship now called destroyed shouldn’t start again – or just cancel invoke now and again like every second just to check. – sloppy solve. - coroutine fire check fire check?</text:p>
      <text:p text:style-name="Standard">Ai random choose circle direction so will stop facing each other when both try and circle</text:p>
      <text:p text:style-name="Standard">Taken a trigger collider off the player ship need to check collision a cannonball location detection</text:p>
      <text:p text:style-name="Standard">An ai got into a hill on the terrain, shouldn’t be possible because shouldn’t be on the nav mesh and it was sailing but couldn’t get out because of its colliders. Maybe need to rebake ensure terrain and navmesh baked together some how or look up exclusion zones though would be better automatic.I have childed the objects thought that would help</text:p>
      <text:p text:style-name="Standard">Code so sinks after animation finished</text:p>
      <text:p text:style-name="Standard"/>
      <text:p text:style-name="Standard">Make sprite sheet flip book of the bomb and keg using gimp run in animator</text:p>
      <text:p text:style-name="Standard">Enabling object in canvas cause crash apparently canvas groups can solve this so need to research it</text:p>
      <text:p text:style-name="Standard"/>
      <text:p text:style-name="P1">Jobs to do with feel</text:p>
      <text:p text:style-name="Standard">Drinking music</text:p>
      <text:p text:style-name="Standard">Sound effects</text:p>
      <text:p text:style-name="Standard">Sea sound effect – think got in crab vs god</text:p>
      <text:p text:style-name="Standard">Seagulls – think got in crab vs god</text:p>
      <text:p text:style-name="Standard">damage</text:p>
      <text:p text:style-name="Standard"/>
      <text:p text:style-name="P1">Jobs to do with looks</text:p>
      <text:p text:style-name="P1"/>
      <text:p text:style-name="Standard">Watch a video to get meditaranian beach feel</text:p>
      <text:p text:style-name="Standard">Decorate</text:p>
      <text:p text:style-name="Standard"><text:soft-page-break/>Warm lighting looks really cold at moment</text:p>
      <text:p text:style-name="Standard">Make it sparkly</text:p>
      <text:p text:style-name="Standard">Lower environment lighting</text:p>
      <text:p text:style-name="Standard">More directional</text:p>
      <text:p text:style-name="Standard">Warmer!</text:p>
      <text:p text:style-name="Standard">Sea brighter</text:p>
      <text:p text:style-name="Standard">Shadows harder crisper so more noticeable</text:p>
      <text:p text:style-name="Standard">Spray ff boats not go yellow</text:p>
      <text:p text:style-name="Standard"/>
      <text:p text:style-name="P2">corountines</text:p>
      <text:p text:style-name="P2">statics</text:p>
      <text:p text:style-name="P2"/>
      <text:p text:style-name="P2">drum roll sound</text:p>
      <text:p text:style-name="P2">explosion sound</text:p>
      <text:p text:style-name="P2">powder keg</text:p>
      <text:p text:style-name="P2">metal arc for making sparks curly metal sharpener thing</text:p>
      <text:p text:style-name="P2">pub babble - into panic screach chairs when lit</text:p>
      <text:p text:style-name="P2">free irish drinking music backgrounfd</text:p>
      <text:p text:style-name="P2">lit fuse sound</text:p>
      <text:p text:style-name="P2"/>
      <text:p text:style-name="P2">view port rectangle for screen split</text:p>
      <text:p text:style-name="P2"/>
      <text:p text:style-name="P11">code optimising</text:p>
      <text:p text:style-name="P15"><text:a xlink:type="simple" xlink:href="https://www.youtube.com/watch?v=wwMn8S47LlY" office:target-frame-name="_blank" xlink:show="new" text:style-name="Internet_20_link" text:visited-style-name="Visited_20_Internet_20_Link"><text:span text:style-name="T1">https://www.youtube.com/watch?v=wwMn8S47LlY</text:span></text:a></text:p>
      <text:p text:style-name="P18">might be nice if health boxes give you the health you are + a percentage back so the more damaged you are by taking a fight more health you gain – insentive and comeback mechanic or reason to get health at the last moment!</text:p>
      <text:p text:style-name="Standard"/>
      <text:p text:style-name="P12"><text:a xlink:type="simple" xlink:href="https://www.alanzucconi.com/2015/10/07/how-to-integrate-arduino-with-unity/" office:target-frame-name="_blank" xlink:show="new" text:style-name="Internet_20_link" text:visited-style-name="Visited_20_Internet_20_Link"><text:span text:style-name="T1">https://www.alanzucconi.com/2015/10/07/how-to-integrate-arduino-with-unity/</text:span></text:a> </text:p>
      <text:p text:style-name="Standard"/>
      <text:p text:style-name="P12"><text:a xlink:type="simple" xlink:href="https://vimeo.com/36579366" office:target-frame-name="_blank" xlink:show="new" text:style-name="Internet_20_link" text:visited-style-name="Visited_20_Internet_20_Link"><text:span text:style-name="T1">https://vimeo.com/36579366</text:span></text:a> </text:p>
      <text:p text:style-name="P12"><text:span text:style-name="T5">when refactoring make alist of useful stuff from sololearn course and then try and use all o fthem so i get practice of each</text:span> </text:p>
      <text:p text:style-name="P12">try and get these things in refactor to help me learn them</text:p>
      <text:p text:style-name="P12"><text:soft-page-break/></text:p>
      <text:p text:style-name="P12"/>
      <text:p text:style-name="P12"/>
      <text:p text:style-name="Standard"/>
      <text:p text:style-name="P2">a constructor same name as class and runs when instantiate class, could be use ful for refactor of my code maybe. not sure how it is different to start</text:p>
      <text:p text:style-name="P2"/>
      <text:p text:style-name="P8"><text:span text:style-name="T3">public string Name</text:span><text:span text:style-name="T2"> </text:span><text:span text:style-name="T4">//property</text:span><text:line-break/><text:span text:style-name="T3">{<text:line-break/>get { return name; }<text:line-break/>set { name = value; }</text:span></text:p>
      <text:p text:style-name="P10">}</text:p>
      <text:p text:style-name="P2"/>
      <text:p text:style-name="P9"><text:span text:style-name="T11">value </text:span><text:span text:style-name="T9">is a special keyword, which represents the value we assign to a property</text:span><text:span text:style-name="T7"> </text:span><text:span text:style-name="T9">using the </text:span><text:span text:style-name="T11">set </text:span><text:span text:style-name="T9">accessor. </text:span></text:p>
      <text:p text:style-name="P2"/>
      <text:p text:style-name="P2">this would refactor my playersetting static instances nicely</text:p>
      <text:p text:style-name="P2"/>
      <text:p text:style-name="P7"><text:span text:style-name="T4">class Person</text:span><text:line-break/><text:span text:style-name="T4">{</text:span><text:line-break/><text:span text:style-name="T4">private</text:span><text:span text:style-name="T2"> </text:span><text:span text:style-name="T4">string</text:span><text:span text:style-name="T2"> </text:span><text:span text:style-name="T4">name;</text:span><text:line-break/><text:span text:style-name="T4">public</text:span><text:span text:style-name="T2"> </text:span><text:span text:style-name="T4">string</text:span><text:span text:style-name="T2"> </text:span><text:span text:style-name="T4">Name</text:span><text:line-break/><text:span text:style-name="T4">{</text:span><text:line-break/><text:span text:style-name="T4">get { return name; }</text:span><text:line-break/><text:span text:style-name="T4">set { name = value; }</text:span><text:line-break/><text:span text:style-name="T4">}</text:span><text:line-break/><text:span text:style-name="T4">}</text:span><text:line-break/><text:span text:style-name="T4">static</text:span><text:span text:style-name="T2"> </text:span><text:span text:style-name="T4">void</text:span><text:span text:style-name="T2"> </text:span><text:span text:style-name="T4">Main(string[] args)</text:span><text:line-break/><text:span text:style-name="T4">{</text:span><text:line-break/><text:span text:style-name="T4">Person p = new Person();</text:span><text:line-break/><text:span text:style-name="T3">p.Name = "Bob";</text:span><text:line-break/><text:span text:style-name="T4">Console.WriteLine(</text:span><text:span text:style-name="T3">p.Name</text:span><text:span text:style-name="T4">);</text:span></text:p>
      <text:p text:style-name="P5">}</text:p>
      <text:p text:style-name="P9">... or even <text:span text:style-name="T13">public</text:span><text:span text:style-name="T14"> </text:span><text:span text:style-name="T13">string</text:span><text:span text:style-name="T14"> </text:span><text:span text:style-name="T13">Name { </text:span><text:span text:style-name="T12">get; set;</text:span><text:span text:style-name="T14"> </text:span><text:span text:style-name="T13">}</text:span> </text:p>
      <text:p text:style-name="Standard"/>
      <text:p text:style-name="P7"><text:span text:style-name="T5">when refactor canon  </text:span><text:span text:style-name="T3">~Dog() - destructor runs on destruction</text:span></text:p>
      <text:p text:style-name="P2"/>
      <text:p text:style-name="P2">could be useful for setting up enemy types</text:p>
      <text:p text:style-name="P13"><text:soft-page-break/><text:span text:style-name="T8">Let's define our base class </text:span><text:span text:style-name="T10">Animal</text:span><text:span text:style-name="T8">:</text:span><text:span text:style-name="T13">class Animal {<text:line-break/>public int Legs {get; set;}<text:line-break/>public int Age {get; set;}<text:line-break/>}</text:span><text:line-break/><text:span text:style-name="T8">Now we can derive class </text:span><text:span text:style-name="T10">Dog</text:span><text:span text:style-name="T6"> </text:span><text:span text:style-name="T8">from it:</text:span><text:span text:style-name="T13">class Dog </text:span><text:span text:style-name="T12">:</text:span><text:span text:style-name="T13"> Animal {<text:line-break/>public Dog() {<text:line-break/>Legs = 4;<text:line-break/>}<text:line-break/>public void Bark() {<text:line-break/>Console.Write("Woof");<text:line-break/>}<text:line-break/>}</text:span></text:p>
      <text:p text:style-name="Standard"/>
      <text:p text:style-name="Standard"/>
      <text:p text:style-name="P12"><text:span text:style-name="T5">should playersettings be an abstractic class because i only take from it static classes but never use it itself</text:span> </text:p>
      <text:p text:style-name="P6">should playersettings be an abstractic class because i only take from it static classes but never use it itself </text:p>
      <text:p text:style-name="P2">or interface if all elements abstract</text:p>
      <text:p text:style-name="P2"/>
      <text:p text:style-name="P2">really need to plan the refactor and compare abstracts interfaces etc and really plan out all the elements i want to use and where most appropriate</text:p>
      <text:p text:style-name="P2">think intefaces onluy really necessary if want to use multiple on one derived class whereas if was just deriving it it could only have one base it may have multiple interfacezs and so this is when it is useful i could imagine it is a good way too of working when others because would restrict and define what their class must have a members </text:p>
      <text:p text:style-name="Standard"/>
      <text:p text:style-name="P14">look up development when to use a nested class for example</text:p>
      <text:p text:style-name="P2">should my playersSettings be structs</text:p>
      <text:p text:style-name="Standard"/>
      <text:p text:style-name="Standard"/>
      <text:p text:style-name="P3">if playersettings are struct but i use the keyword and the constructor requires a colour and names etc this means that the code will result in the set up being required</text:p>
      <text:p text:style-name="P2">does abstract struct exist ... nope</text:p>
      <text:p text:style-name="P2"/>
      <text:p text:style-name="P11">what about a struct with a this(){index whatever} would this allow a struct holding ever one of the player settup</text:p>
      <text:h text:style-name="P19" text:outline-level="2">Structs vs Classes</text:h>
      <text:p text:style-name="P17"><text:line-break/><text:span text:style-name="T8">In general, classes are used to model more complex behavior, or data, that is intended to be modified after a class object is created. Structs are best suited for small data structures that contain primarily data that is not intended to be modified after the </text:span><text:span text:style-name="T15">struct</text:span><text:span text:style-name="T6"> </text:span><text:span text:style-name="T8">is created. Consider defining a </text:span><text:span text:style-name="T15">struct</text:span><text:span text:style-name="T6"> </text:span><text:span text:style-name="T8">instead of a class if you are trying to represent a simple set of data</text:span> </text:p>
      <text:p text:style-name="P16"/>
      <text:p text:style-name="P16">so maybe a class with a struct the struct holding the non changeable data per class player settings</text:p>
      <text:p text:style-name="P16"/>
      <text:p text:style-name="P16">... maybe make a grid of all the possible ways of playersettings functioning and then ask someone who has skill with c#</text:p>
      <text:p text:style-name="P16">maybe dad or alan will know someone - do pros and cons analysis</text:p>
      <text:p text:style-name="P16"/>
      <text:p text:style-name="P16">need to find a good graphic comparing struct enums classes ... - what are all these things called operators, no, types, no, ... </text:p>
      <text:p text:style-name="P16"/>
      <text:p text:style-name="P16"/>
      <text:p text:style-name="P16">use enum switch statements somewhere maybe would work well in the arrays of the pirate speach </text:p>
      <text:p text:style-name="Standard"/>
      <text:p text:style-name="Standard"/>
      <text:p text:style-name="Standard">+i HAVE A lot under the gamemanager it would be worth looking in the other games to see if they do</text:p>
      <text:p text:style-name="Standard"><text:soft-page-break/>would it be better rather than making four static classes in code instead just making 4 identical scripts avoiding the problem, - it would be nice to learn how to do it so have more flexible code.</text:p>
      <text:p text:style-name="Standard"/>
      <text:p text:style-name="Standard">Research advantage of different scenes rather than disabling enabling objects</text:p>
      <text:p text:style-name="Standard"/>
      <text:p text:style-name="Standard">slider on event setup needs to allow a max that is the number of spawn points – number of players and adjust if <text:s/>activated in wrong or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roboto" svg:font-family="roboto"/>
    <style:font-face style:name="Lucida Sans1" svg:font-family="'Lucida Sans'"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GB"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ert</meta:initial-creator>
    <dc:creator>Phil Tate</dc:creator>
    <meta:editing-cycles>38</meta:editing-cycles>
    <meta:creation-date>2018-10-19T14:39:00</meta:creation-date>
    <dc:date>2018-11-15T17:17:44.24</dc:date>
    <meta:editing-duration>PT2H22M52S</meta:editing-duration>
    <meta:generator>OpenOffice/4.1.5$Win32 OpenOffice.org_project/415m1$Build-9789</meta:generator>
    <meta:document-statistic meta:table-count="0" meta:image-count="0" meta:object-count="0" meta:page-count="8" meta:paragraph-count="113" meta:word-count="1649" meta:character-count="939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